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0000c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c00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otted"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svg:stroke-color="#000000" draw:fill="solid" draw:fill-color="#0099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Inconsolata" fo:font-size="24pt" style:font-size-asian="24pt" style:font-size-complex="24pt"/>
    </style:style>
    <style:style style:name="P2" style:family="paragraph">
      <style:text-properties style:font-name="Inconsolata" fo:font-size="24pt" fo:font-style="italic" style:font-size-asian="24pt" style:font-style-asian="italic" style:font-size-complex="24pt" style:font-style-complex="italic"/>
    </style:style>
    <style:style style:name="P3" style:family="paragraph">
      <style:paragraph-properties fo:text-align="center"/>
      <style:text-properties fo:color="#ffffff" style:font-name="Inconsolata"/>
    </style:style>
    <style:style style:name="P4" style:family="paragraph">
      <style:paragraph-properties fo:text-align="center"/>
      <style:text-properties style:font-name="Inconsolata"/>
    </style:style>
    <style:style style:name="P5" style:family="paragraph">
      <style:paragraph-properties fo:text-align="center"/>
      <style:text-properties style:font-name="Inconsolata" fo:font-style="italic" style:font-style-asian="italic" style:font-style-complex="italic"/>
    </style:style>
    <style:style style:name="P6" style:family="paragraph">
      <style:text-properties style:font-name="Inconsolata" fo:font-style="italic" style:font-style-asian="italic" style:font-style-complex="italic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ffffff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1" draw:id="id1" draw:layer="layout" svg:width="2.619cm" svg:height="1.11cm" svg:x="12.691cm" svg:y="18.464cm">
          <draw:text-box>
            <text:p text:style-name="P1"><text:span text:style-name="T1">query</text:span></text:p>
          </draw:text-box>
        </draw:frame>
        <draw:custom-shape draw:style-name="gr2" draw:text-style-name="P3" xml:id="id3" draw:id="id3" draw:layer="layout" svg:width="5.259cm" svg:height="2.63cm" svg:x="11.371cm" svg:y="7.022cm">
          <text:p text:style-name="P3"><text:span text:style-name="T2">Inverted Index</text:span></text:p>
          <text:p text:style-name="P3"><text:span text:style-name="T2">Mak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5.26cm" svg:height="2.63cm" svg:x="11.37cm" svg:y="14.224cm">
          <text:p text:style-name="P3"><text:span text:style-name="T2">Engin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0cm" svg:y1="10.5cm" svg:x2="28cm" svg:y2="10.5cm">
          <text:p/>
        </draw:line>
        <draw:custom-shape draw:style-name="gr5" draw:text-style-name="P3" xml:id="id4" draw:id="id4" draw:layer="layout" svg:width="5.259cm" svg:height="2.63cm" svg:x="11.371cm" svg:y="0.762cm">
          <text:p text:style-name="P3"><text:span text:style-name="T2">Parser</text:span></text:p>
          <draw:enhanced-geometry svg:viewBox="0 0 21600 21600" draw:type="rectangle" draw:enhanced-path="M 0 0 L 21600 0 21600 21600 0 21600 0 0 Z N"/>
        </draw:custom-shape>
        <draw:frame draw:style-name="gr6" draw:text-style-name="P2" xml:id="id6" draw:id="id6" draw:layer="layout" svg:width="2.195cm" svg:height="1.11cm" svg:x="21.805cm" svg:y="1.524cm">
          <draw:text-box>
            <text:p text:style-name="P1"><text:span text:style-name="T1">flag</text:span></text:p>
          </draw:text-box>
        </draw:frame>
        <draw:custom-shape draw:style-name="gr7" draw:text-style-name="P4" draw:layer="layout" svg:width="5.842cm" svg:height="1.27cm" svg:x="0cm" svg:y="0cm">
          <text:p text:style-name="P4">Indexing Phas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842cm" svg:height="1.27cm" svg:x="0cm" svg:y="19.73cm">
          <text:p text:style-name="P4">Querying Phase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8" draw:text-style-name="P5" draw:layer="layout" svg:width="3.048cm" svg:height="4.318cm" svg:x="3cm" svg:y="3.064cm"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048cm" svg:height="4.318cm" svg:x="2.5cm" svg:y="3.56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048cm" svg:height="4.318cm" svg:x="2cm" svg:y="4.064cm">
            <text:p text:style-name="P4"><text:span text:style-name="T3">Docs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4" draw:layer="layout" svg:x1="14cm" svg:y1="18.464cm" svg:x2="14cm" svg:y2="16.854cm" draw:start-shape="id1" draw:start-glue-point="0" draw:end-shape="id2" draw:end-glue-point="2" svg:d="M14000 18464v-1610" svg:viewBox="0 0 1 1611">
          <text:p/>
        </draw:connector>
        <draw:connector draw:style-name="gr9" draw:text-style-name="P4" draw:layer="layout" svg:x1="14cm" svg:y1="9.652cm" svg:x2="14cm" svg:y2="14.224cm" draw:start-shape="id3" draw:start-glue-point="2" draw:end-shape="id2" draw:end-glue-point="0" svg:d="M14000 9652v4572" svg:viewBox="0 0 1 4573">
          <text:p/>
        </draw:connector>
        <draw:connector draw:style-name="gr9" draw:text-style-name="P4" draw:layer="layout" svg:x1="14cm" svg:y1="3.392cm" svg:x2="14cm" svg:y2="7.022cm" draw:start-shape="id4" draw:start-glue-point="2" draw:end-shape="id3" draw:end-glue-point="0" svg:d="M14000 3392v3630" svg:viewBox="0 0 1 3631">
          <text:p/>
        </draw:connector>
        <draw:connector draw:style-name="gr9" draw:text-style-name="P4" draw:layer="layout" svg:x1="6.048cm" svg:y1="5.723cm" svg:x2="11.371cm" svg:y2="2.077cm" draw:start-shape="id5" draw:start-glue-point="1" draw:end-shape="id4" draw:end-glue-point="3" svg:d="M6048 5723h2661v-3646h2662" svg:viewBox="0 0 5324 3647">
          <text:p/>
        </draw:connector>
        <draw:connector draw:style-name="gr9" draw:text-style-name="P4" draw:layer="layout" svg:x1="21.805cm" svg:y1="2.079cm" svg:x2="16.63cm" svg:y2="2.077cm" draw:start-shape="id6" draw:start-glue-point="3" draw:end-shape="id4" draw:end-glue-point="1" svg:d="M21805 2079h-2587v-2h-2588" svg:viewBox="0 0 5176 3">
          <text:p/>
        </draw:connector>
        <draw:connector draw:style-name="gr9" draw:text-style-name="P4" draw:layer="layout" svg:x1="21.805cm" svg:y1="8.329cm" svg:x2="16.63cm" svg:y2="8.337cm" draw:start-shape="id7" draw:start-glue-point="3" draw:end-shape="id3" draw:end-glue-point="1" svg:d="M21805 8329h-2587v8h-2588" svg:viewBox="0 0 5176 9">
          <text:p/>
        </draw:connector>
        <draw:connector draw:style-name="gr9" draw:text-style-name="P4" draw:layer="layout" svg:x1="21.805cm" svg:y1="15.541cm" svg:x2="16.63cm" svg:y2="15.539cm" draw:start-shape="id8" draw:start-glue-point="3" draw:end-shape="id2" draw:end-glue-point="1" svg:d="M21805 15541h-2587v-2h-2588" svg:viewBox="0 0 5176 3">
          <text:p/>
        </draw:connector>
        <draw:g xml:id="id9" draw:id="id9">
          <draw:custom-shape draw:style-name="gr8" draw:text-style-name="P5" draw:layer="layout" svg:width="3.048cm" svg:height="4.318cm" svg:x="3.016cm" svg:y="12.87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048cm" svg:height="4.318cm" svg:x="2.516cm" svg:y="13.37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3.048cm" svg:height="4.318cm" svg:x="2.016cm" svg:y="13.879cm">
            <text:p text:style-name="P4"><text:span text:style-name="T3">Ranked</text:span></text:p>
            <text:p text:style-name="P4"><text:span text:style-name="T3">Docs</text:span></text:p>
            <draw:enhanced-geometry svg:viewBox="0 0 21600 21600" draw:type="rectangle" draw:enhanced-path="M 0 0 L 21600 0 21600 21600 0 21600 0 0 Z N"/>
          </draw:custom-shape>
        </draw:g>
        <draw:connector draw:style-name="gr9" draw:text-style-name="P4" draw:layer="layout" svg:x1="11.37cm" svg:y1="15.539cm" svg:x2="6.064cm" svg:y2="15.538cm" draw:start-shape="id2" draw:start-glue-point="3" draw:end-shape="id9" svg:d="M11370 15539h-2653v-1h-2653" svg:viewBox="0 0 5307 2">
          <text:p/>
        </draw:connector>
        <draw:frame draw:style-name="gr1" draw:text-style-name="P6" draw:layer="layout" svg:width="4.63cm" svg:height="1.547cm" svg:x="14cm" svg:y="4.318cm">
          <draw:text-box>
            <text:p text:style-name="P6"><text:span text:style-name="T3">document data</text:span></text:p>
            <text:p text:style-name="P6"><text:span text:style-name="T3">structures</text:span></text:p>
          </draw:text-box>
        </draw:frame>
        <draw:frame draw:style-name="gr1" draw:text-style-name="P6" draw:layer="layout" svg:width="3.042cm" svg:height="1.547cm" svg:x="13.97cm" svg:y="11.43cm">
          <draw:text-box>
            <text:p text:style-name="P6"><text:span text:style-name="T3">inverted</text:span></text:p>
            <text:p text:style-name="P6"><text:span text:style-name="T3">index</text:span></text:p>
          </draw:text-box>
        </draw:frame>
        <draw:frame draw:style-name="gr6" draw:text-style-name="P2" xml:id="id8" draw:id="id8" draw:layer="layout" svg:width="2.195cm" svg:height="1.11cm" svg:x="21.805cm" svg:y="14.986cm">
          <draw:text-box>
            <text:p text:style-name="P1"><text:span text:style-name="T1">flag</text:span></text:p>
          </draw:text-box>
        </draw:frame>
        <draw:frame draw:style-name="gr6" draw:text-style-name="P2" xml:id="id7" draw:id="id7" draw:layer="layout" svg:width="2.195cm" svg:height="1.11cm" svg:x="21.805cm" svg:y="7.774cm">
          <draw:text-box>
            <text:p text:style-name="P1"><text:span text:style-name="T1">flag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22:59:07.119999996</meta:creation-date>
    <dc:date>2015-05-03T19:03:29.456663783</dc:date>
    <meta:editing-duration>PT16M40S</meta:editing-duration>
    <meta:editing-cycles>10</meta:editing-cycles>
    <meta:generator>LibreOffice/4.2.8.2$Linux_X86_64 LibreOffice_project/420m0$Build-2</meta:generator>
    <meta:document-statistic meta:object-count="51"/>
  </office:meta>
</office:document-meta>
</file>